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620000004C15B11CDF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05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0.7cm" svg:height="2.8cm" svg:x="1.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9.99cm" svg:height="2.144cm" svg:x="1.5cm" svg:y="2.4cm">
            <draw:image xlink:href="Pictures/10000201000001620000004C15B11CDF.tif" xlink:type="simple" xlink:show="embed" xlink:actuate="onLoad">
              <text:p/>
            </draw:image>
          </draw:frame>
          <draw:line draw:style-name="gr3" draw:text-style-name="P1" draw:layer="layout" svg:x1="6.2cm" svg:y1="3.1cm" svg:x2="3.8cm" svg:y2="2.9cm">
            <text:p/>
          </draw:line>
          <draw:custom-shape draw:style-name="gr4" draw:text-style-name="P1" draw:layer="layout" svg:width="0.9cm" svg:height="0.8cm" svg:x="2.8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4.6cm" svg:height="0.906cm" svg:x="6.3cm" svg:y="2.694cm">
            <draw:text-box>
              <text:p><text:span text:style-name="T1">Rename lists icon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5T13:42:47</dc:date>
    <meta:editing-duration>PT23H52M49S</meta:editing-duration>
    <meta:editing-cycles>15</meta:editing-cycles>
    <meta:generator>LibreOffice/3.4$Unix LibreOffice_project/340m1$Build-402</meta:generator>
    <meta:document-statistic meta:object-count="6"/>
  </office:meta>
</office:document-meta>
</file>